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c97bb" officeooo:paragraph-rsid="000c97bb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71f6" officeooo:paragraph-rsid="000a71f6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a71f6" officeooo:paragraph-rsid="000a71f6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ab63f" officeooo:paragraph-rsid="000ab63f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9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0ab63f" officeooo:paragraph-rsid="00089127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normal" officeooo:rsid="000b2cb8" officeooo:paragraph-rsid="000ab63f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9pt" officeooo:rsid="000ab63f" officeooo:paragraph-rsid="000a71f6" style:font-size-asian="9pt" style:font-name-complex="Arial"/>
    </style:style>
    <style:style style:name="P27" style:family="paragraph" style:parent-style-name="Standard">
      <style:text-properties style:font-name="Arial" fo:font-style="normal" officeooo:rsid="000cce0e" officeooo:paragraph-rsid="000cce0e" style:font-style-asian="normal" style:font-name-complex="Arial" style:font-style-complex="normal"/>
    </style:style>
    <style:style style:name="P28" style:family="paragraph" style:parent-style-name="Heading_20_1">
      <style:text-properties fo:font-size="12pt" style:font-size-asian="12pt"/>
    </style:style>
    <style:style style:name="P29" style:family="paragraph" style:parent-style-name="Heading_20_3">
      <style:text-properties fo:font-style="normal" officeooo:rsid="00089127" officeooo:paragraph-rsid="00089127" style:font-style-asian="normal" style:font-style-complex="normal"/>
    </style:style>
    <style:style style:name="T1" style:family="text">
      <style:text-properties officeooo:rsid="00089127"/>
    </style:style>
    <style:style style:name="T2" style:family="text">
      <style:text-properties officeooo:rsid="000a71f6"/>
    </style:style>
    <style:style style:name="T3" style:family="text">
      <style:text-properties officeooo:rsid="000ab63f"/>
    </style:style>
    <style:style style:name="T4" style:family="text">
      <style:text-properties officeooo:rsid="000b2cb8"/>
    </style:style>
    <style:style style:name="T5" style:family="text">
      <style:text-properties officeooo:rsid="000c97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8" text:outline-level="1">Caso de Uso</text:h>
          </table:table-cell>
          <table:table-cell table:style-name="Tabla1.B1" table:number-columns-spanned="4" office:value-type="string">
            <text:h text:style-name="P29" text:outline-level="3"><text:span text:style-name="T4">Cancelar</text:span> ci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4">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6" office:value-type="string">
            <text:p text:style-name="P20">Paciente<text:span text:style-name="T1">(I), </text:span>Médico<text:span text:style-name="T3">(I)</text:span>, Fisioterapeuta<text:span text:style-name="T3">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6" office:value-type="string">
            <text:p text:style-name="P19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6" office:value-type="string">
            <text:p text:style-name="P27">Gestión de cit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6" office:value-type="string">
            <text:p text:style-name="P23">Debe de existir una cita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1">Grupo <text:span text:style-name="T5">2</text:span>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2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2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24">Cancelar una cita.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22">El <text:span text:style-name="T3">usuario solicita cancelar una cita existente</text:span>, indica <text:span text:style-name="T3">el la cita que quiere cancelar</text:span> y el sistema <text:span text:style-name="T3">lleva a cabo la modificación</text:span>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1"><text:span text:style-name="T3">Usuario</text:span>: <text:span text:style-name="T1">Indica que quiere cancelar una cita.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3">Le pide al <text:span text:style-name="T3">usuario que indique de entre las posibles, la cita que desea cancelar.</text:span></text:p>
          </table:table-cell>
        </table:table-row>
        <table:table-row table:style-name="Tabla4.2">
          <table:table-cell table:style-name="Tabla4.A4" office:value-type="string">
            <text:p text:style-name="P18">3</text:p>
          </table:table-cell>
          <table:table-cell table:style-name="Tabla4.B4" office:value-type="string">
            <text:p text:style-name="P25"><text:span text:style-name="T3">Usuario</text:span>: <text:span text:style-name="T4">Elige la cita a cancelar.</text:span></text:p>
          </table:table-cell>
          <table:table-cell table:style-name="Tabla4.C4" office:value-type="string">
            <text:p text:style-name="P6"/>
          </table:table-cell>
          <table:table-cell table:style-name="Tabla4.D4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7"/>
          </table:table-cell>
          <table:table-cell table:style-name="Tabla4.C5" office:value-type="string">
            <text:p text:style-name="P8">4</text:p>
          </table:table-cell>
          <table:table-cell table:style-name="Tabla4.D5" office:value-type="string">
            <text:p text:style-name="P26">Lleva a cabo la cancelación de la cita.</text:p>
          </table:table-cell>
        </table:table-row>
        <table:table-row table:style-name="Tabla4.2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7"/>
          </table:table-cell>
          <table:table-cell table:style-name="Tabla4.C6" office:value-type="string">
            <text:p text:style-name="P9">5</text:p>
          </table:table-cell>
          <table:table-cell table:style-name="Tabla4.D6" office:value-type="string">
            <text:p text:style-name="P25"><text:span text:style-name="T3">Se envía un aviso a los participantes de la cita </text:span>a través de un mensaje de confirmación.</text:p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<text:span text:style-name="T2">3</text:span>a</text:p>
          </table:table-cell>
          <table:table-cell table:style-name="Tabla5.B2" table:number-columns-spanned="4" office:value-type="string">
            <text:p text:style-name="P14"><text:span text:style-name="T4">S</text:span>i se desea salir del proceso de <text:span text:style-name="T4">cancelación</text:span> de citas el sistema desecha la solicitud indicándoselo al usuari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3">Moderada, dependerá del número de clientes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37:15.312672066</dc:date>
    <meta:print-date>2012-03-13T15:37:00</meta:print-date>
    <meta:editing-cycles>13</meta:editing-cycles>
    <meta:editing-duration>PT52M35S</meta:editing-duration>
    <meta:generator>LibreOffice/5.1.6.2$Linux_X86_64 LibreOffice_project/10m0$Build-2</meta:generator>
    <meta:document-statistic meta:table-count="5" meta:image-count="0" meta:object-count="0" meta:page-count="1" meta:paragraph-count="50" meta:word-count="169" meta:character-count="1012" meta:non-whitespace-character-count="893"/>
  </office:meta>
</office:document-meta>
</file>